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Standard">
      <style:text-properties officeooo:rsid="0004e427" officeooo:paragraph-rsid="0004e427"/>
    </style:style>
    <style:style style:name="P3" style:family="paragraph" style:parent-style-name="Standard" style:list-style-name="L1">
      <style:text-properties officeooo:rsid="0004e427" officeooo:paragraph-rsid="0004e427"/>
    </style:style>
    <style:style style:name="P4" style:family="paragraph" style:parent-style-name="Standard" style:list-style-name="L1">
      <style:text-properties officeooo:rsid="0005508c" officeooo:paragraph-rsid="0005508c"/>
    </style:style>
    <style:style style:name="P5" style:family="paragraph" style:parent-style-name="Standard">
      <style:text-properties fo:font-weight="bold" officeooo:rsid="0004e427" officeooo:paragraph-rsid="0004e42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CIÓN EQUIPO DE MONTAJE CON MULTIPLES SISTEMAS DE ARRANQUE</text:h>
      <text:p text:style-name="Standard"/>
      <text:p text:style-name="P2"><text:span text:style-name="T1">Objetivo:</text:span> </text:p>
      <text:p text:style-name="P2"/>
      <text:p text:style-name="P2">Tener la posibilidad de arrancar varios sistemas windows y un sistema linux.</text:p>
      <text:p text:style-name="P2"/>
      <text:p text:style-name="P5">Procedimiento:</text:p>
      <text:list text:style-name="L1">
        <text:list-item>
          <text:p text:style-name="P4">Verificar en la UEFI el uso no legacy (no mantenga compatibilidad con MBR)</text:p>
        </text:list-item>
        <text:list-item>
          <text:p text:style-name="P3">Instalación de Windows 10 Pro N 64 bits en el equipo con todas las opciones predeterminadas. Nombre de usuario “curso”, password “qwerty” </text:p>
        </text:list-item>
        <text:list-item>
          <text:p text:style-name="P4">Agregar el fichero “convertido.vhd” en el directorio (que se ha de crear previamente) <text:a xlink:type="simple" xlink:href="../../../../../../../../c:/vhd" text:style-name="Internet_20_link" text:visited-style-name="Visited_20_Internet_20_Link">c:\vhd</text:a></text:p>
        </text:list-item>
        <text:list-item>
          <text:p text:style-name="P4">Seguir procedimiento del documento “ArranqueNativovhd.pdf” (o algo similar que se encuentra en el repositorio de github <text:a xlink:type="simple" xlink:href="https://github.com/ricardoinstructor/CP-SB01/blob/main/practicas/ArranqueNativoVHD.pdf" text:style-name="Internet_20_link" text:visited-style-name="Visited_20_Internet_20_Link">https://github.com/ricardoinstructor/CP-SB01/blob/main/practicas/ArranqueNativoVHD.pdf</text:a> )</text:p>
        </text:list-item>
        <text:list-item>
          <text:p text:style-name="P4">Apagar el equipo. Encender y verificar el arranque de windows con dos opciones y que ambas son funcionales.</text:p>
        </text:list-item>
        <text:list-item>
          <text:p text:style-name="P4">Apagar el equipo y arrancar desde el Pendrive para instalar linux mint 21. Los mismos parámetros que en windows 10. Reducir el tamaño asignado a GNU/linux al mínimo posible (18GB aproximadamente) </text:p>
        </text:list-item>
        <text:list-item>
          <text:p text:style-name="P4">Verificar el arranque de los tres Sos. 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56:00.328088129</meta:creation-date>
    <dc:date>2024-02-14T17:54:11.205052943</dc:date>
    <meta:editing-duration>PT58M11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12" meta:word-count="160" meta:character-count="1086" meta:non-whitespace-character-count="940"/>
  </office:meta>
</office:document-meta>
</file>